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13.859cm"/>
    </style:style>
    <style:style style:name="P1" style:family="paragraph">
      <style:text-properties fo:font-size="28pt" style:font-size-asian="28pt" style:font-size-complex="28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layer="layout" svg:width="25.199cm" svg:height="3.506cm" svg:x="0.801cm" svg:y="7.2cm" presentation:class="title" presentation:user-transformed="true">
          <draw:text-box>
            <text:p>EXPLORE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ABSTRACT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p text:style-name="P1"><text:span text:style-name="T1">It happens many a times that we are new to a city and we have no knowledge of the frame of that place. Gathering the information about your new environment is quite an arduous task.In today's world anything could be <text:s/>known within seconds through internet.But we still have trouble , gathering the whole information we search for.Many a times we do not get the exact information about that place at a single go or at once even after searching in the <text:s/>internet and also <text:s/>asking <text:s/>different people about it.We are not sure that we can get the complete information from th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 v</meta:initial-creator>
    <meta:creation-date>2017-01-29T17:03:41.56</meta:creation-date>
    <meta:editing-duration>PT2M42S</meta:editing-duration>
    <meta:editing-cycles>2</meta:editing-cycles>
    <dc:date>2017-01-29T22:56:56.27</dc:date>
    <dc:creator>a v</dc:creator>
    <meta:document-statistic meta:object-count="32"/>
    <meta:generator>OpenOffice/4.1.1$Win32 OpenOffice.org_project/411m6$Build-9775</meta:generator>
  </office:meta>
</office:document-meta>
</file>